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weight="bold" officeooo:rsid="004382f3" officeooo:paragraph-rsid="004382f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12174b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officeooo:paragraph-rsid="004382f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style:text-underline-style="none" officeooo:rsid="00237977" officeooo:paragraph-rsid="0023797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0ff22d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26e42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officeooo:rsid="00279586" officeooo:paragraph-rsid="0027958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4" style:family="paragraph" style:parent-style-name="Standard">
      <style:text-properties style:font-name="Arial1"/>
    </style:style>
    <style:style style:name="P15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/>
    </style:style>
    <style:style style:name="P16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 officeooo:paragraph-rsid="003b9e9d"/>
    </style:style>
    <style:style style:name="P17" style:family="paragraph" style:parent-style-name="Standard">
      <style:text-properties style:font-name="Arial1" officeooo:paragraph-rsid="00395592"/>
    </style:style>
    <style:style style:name="P18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rsid="003bbf53" officeooo:paragraph-rsid="003bbf53"/>
    </style:style>
    <style:style style:name="P19" style:family="paragraph" style:parent-style-name="Standard">
      <style:text-properties style:font-name="Arial1" officeooo:paragraph-rsid="003bbf53"/>
    </style:style>
    <style:style style:name="P20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Arial1"/>
    </style:style>
    <style:style style:name="P22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paragraph-rsid="003bbf53"/>
    </style:style>
    <style:style style:name="P23" style:family="paragraph" style:parent-style-name="Standard">
      <style:text-properties officeooo:paragraph-rsid="00395592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officeooo:rsid="0026438e" officeooo:paragraph-rsid="0026438e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0pt" officeooo:paragraph-rsid="00126e42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paragraph-rsid="0026438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officeooo:paragraph-rsid="00126e42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officeooo:rsid="002a5671" officeooo:paragraph-rsid="002a5671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1" fo:font-size="10pt" officeooo:paragraph-rsid="002a5671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26e42" style:font-size-asian="10pt" style:font-size-complex="10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Arial1" fo:font-size="10pt" officeooo:rsid="002ea52c" officeooo:paragraph-rsid="002ea52c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0pt" officeooo:rsid="002ea52c" officeooo:paragraph-rsid="002ea52c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0pt" officeooo:paragraph-rsid="000ff22d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1" fo:font-size="10pt" officeooo:rsid="001f3e54" officeooo:paragraph-rsid="001f3e54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1" fo:font-size="10pt" officeooo:paragraph-rsid="001f3e54" style:font-size-asian="10pt" style:font-size-complex="10pt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f3e54"/>
    </style:style>
    <style:style style:name="P38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f3e54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1" fo:font-size="10pt" officeooo:rsid="00373090" officeooo:paragraph-rsid="00373090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Arial1" fo:font-size="10pt" officeooo:rsid="00373090" officeooo:paragraph-rsid="003776f6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89d0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061f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officeooo:rsid="001fac6d" officeooo:paragraph-rsid="001fac6d" style:font-size-asian="10pt" style:font-size-complex="10pt"/>
    </style:style>
    <style:style style:name="T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0pt" officeooo:rsid="0012174b" style:font-size-asian="10pt" style:font-size-complex="10pt"/>
    </style:style>
    <style:style style:name="T9" style:family="text">
      <style:text-properties style:font-name="Arial1" fo:font-size="10pt" officeooo:rsid="0024ecb1" style:font-size-asian="10pt" style:font-size-complex="10pt"/>
    </style:style>
    <style:style style:name="T10" style:family="text">
      <style:text-properties officeooo:rsid="003922a8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officeooo:rsid="001f3e54"/>
    </style:style>
    <style:style style:name="T13" style:family="text">
      <style:text-properties style:font-name="Arial1"/>
    </style:style>
    <style:style style:name="T14" style:family="text">
      <style:text-properties officeooo:rsid="00379af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79afd" style:font-weight-asian="bold" style:font-weight-complex="bold"/>
    </style:style>
    <style:style style:name="T17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officeooo:rsid="003bbf5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ff22d"/>
    </style:style>
    <style:style style:name="T21" style:family="text">
      <style:text-properties officeooo:rsid="00126e42"/>
    </style:style>
    <style:style style:name="T22" style:family="text">
      <style:text-properties officeooo:rsid="0026438e"/>
    </style:style>
    <style:style style:name="T23" style:family="text">
      <style:text-properties fo:font-size="10pt" officeooo:rsid="00126e42" style:font-size-asian="10pt" style:font-size-complex="10pt"/>
    </style:style>
    <style:style style:name="T24" style:family="text">
      <style:text-properties fo:font-size="10pt" officeooo:rsid="0012cb24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2a5671"/>
    </style:style>
    <style:style style:name="T28" style:family="text">
      <style:text-properties officeooo:rsid="002ee98c"/>
    </style:style>
    <style:style style:name="T29" style:family="text">
      <style:text-properties officeooo:rsid="0031727e"/>
    </style:style>
    <style:style style:name="T30" style:family="text">
      <style:text-properties officeooo:rsid="0030f9f4"/>
    </style:style>
    <style:style style:name="T31" style:family="text">
      <style:text-properties officeooo:rsid="000ecf87"/>
    </style:style>
    <style:style style:name="T32" style:family="text">
      <style:text-properties officeooo:rsid="0015b010"/>
    </style:style>
    <style:style style:name="T33" style:family="text">
      <style:text-properties officeooo:rsid="00369286"/>
    </style:style>
    <style:style style:name="T34" style:family="text">
      <style:text-properties officeooo:rsid="003776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3">Identifiant Dossier Pitchou : {identifiant_pitchou}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2"/>
      <text:p text:style-name="P4"/>
      <text:p text:style-name="P4"/>
      <text:p text:style-name="P5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4"/>
      <text:p text:style-name="P6"/>
      <text:p text:style-name="P7">Présentation du projet :</text:p>
      <text:p text:style-name="P8">{description}</text:p>
      <text:p text:style-name="P9"/>
      <text:p text:style-name="P7">Présentation du pétition<text:span text:style-name="T10">n</text:span>aire :</text:p>
      <text:p text:style-name="P10"><text:span text:style-name="Source_20_Text"><text:span text:style-name="T11">{demandeur}</text:span></text:span><text:span text:style-name="T11"> </text:span></text:p>
      <text:p text:style-name="P9"/>
      <text:p text:style-name="P7">Objet de la demande et espèces concernées :</text:p>
      <text:p text:style-name="P11">La demande concerne :</text:p>
      <text:p text:style-name="P12">{scientifique.type_demande}</text:p>
      <text:p text:style-name="P11"/>
      <text:p text:style-name="P13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P14">{#each liste_espèces_par_impact as é<text:span text:style-name="T14">lément</text:span>}</text:p>
      <text:p text:style-name="P14"/>
      <text:p text:style-name="P14"><text:span text:style-name="T15">{é</text:span><text:span text:style-name="T16">lément</text:span><text:span text:style-name="T15">.</text:span><text:span text:style-name="T16">impact</text:span><text:span text:style-name="T15">}</text:span></text:p>
      <text:p text:style-name="Standard"><text:span text:style-name="Source_20_Text"><text:span text:style-name="T1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Espèce</text:p>
            </table:table-cell>
            <table:table-cell table:style-name="Table1.A1" office:value-type="string">
              <text:p text:style-name="P15">{#each é<text:span text:style-name="T18">lément.liste_noms_impacts_quantifiés</text:span> as nomColonne}</text:p>
            </table:table-cell>
            <table:table-cell table:style-name="Table1.A1" office:value-type="string">
              <text:p text:style-name="P16">{nomColonne}</text:p>
            </table:table-cell>
            <table:table-cell table:style-name="Table1.A1" office:value-type="string">
              <text:p text:style-name="P16">{/each}</text:p>
            </table:table-cell>
          </table:table-row>
        </table:table-header-rows>
        <table:table-row>
          <table:table-cell table:style-name="Table1.A1" office:value-type="string">
            <text:p text:style-name="P17">{#each élément.liste_espèces as espèce}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</table:table-row>
        <table:table-row table:style-name="Table1.3">
          <table:table-cell table:style-name="Table1.A1" office:value-type="string">
            <text:p text:style-name="P20">{espèce.nomVernaculaire} (<text:span text:style-name="T19">{espèce.nomScientifique}</text:span>)</text:p>
          </table:table-cell>
          <table:table-cell table:style-name="Table1.A1" office:value-type="string">
            <text:p text:style-name="P18">{#each espèce.liste_impacts_quantifiés as impact_quantifié}</text:p>
          </table:table-cell>
          <table:table-cell table:style-name="Table1.A1" office:value-type="string">
            <text:p text:style-name="P18">{impact_quantifié}</text:p>
          </table:table-cell>
          <table:table-cell table:style-name="Table1.A1" office:value-type="string">
            <text:p text:style-name="P18">{/each}</text:p>
          </table:table-cell>
        </table:table-row>
        <table:table-row>
          <table:table-cell table:style-name="Table1.A1" office:value-type="string">
            <text:p text:style-name="P20">{/each}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</table:table-row>
      </table:table>
      <text:p text:style-name="P23"><text:span text:style-name="Source_20_Text"><text:span text:style-name="T13">{/each}</text:span></text:span></text:p>
      <text:p text:style-name="P7"/>
      <text:p text:style-name="P7"/>
      <text:p text:style-name="P7">Méthode, période et lieux d’intervention :</text:p>
      <text:p text:style-name="P24"/>
      <text:p text:style-name="P25">{scientifique.description_protocole_suivi}</text:p>
      <text:p text:style-name="P26"/>
      <text:p text:style-name="P25">{#if scientifique.mode_capture}</text:p>
      <text:p text:style-name="P27"><text:span text:style-name="T20">M</text:span><text:span text:style-name="T21">éthode de capture : </text:span><text:span text:style-name="T22">{scientifique.mode_capture}</text:span></text:p>
      <text:p text:style-name="P25">{/if}</text:p>
      <text:p text:style-name="P26"/>
      <text:p text:style-name="P28"><text:span text:style-name="T23">Utilisation de sources lu</text:span><text:span text:style-name="T24">min</text:span><text:span text:style-name="T23">euses : </text:span><text:span text:style-name="T25">{</text:span><text:span text:style-name="T26">#if scientifique.modalités_source_lumineuses} Oui {:else}Non {/if}</text:span></text:p>
      <text:p text:style-name="P29">{#if scientifique.modalités_source_lumineuses }</text:p>
      <text:p text:style-name="P30"><text:span text:style-name="T21">Modalités d’utilisation de sources lumineuses : </text:span><text:span text:style-name="T27">{scientifique.modalités_source_lumineuses}</text:span></text:p>
      <text:p text:style-name="P29">{/if}</text:p>
      <text:p text:style-name="P26"/>
      <text:p text:style-name="P31"><text:span text:style-name="T20">M</text:span>odalités de marquage :</text:p>
      <text:p text:style-name="P32">{<text:span text:style-name="T27">scientifique.modalités_marquage</text:span>}</text:p>
      <text:p text:style-name="P26"/>
      <text:p text:style-name="P31">Modalités de transport :</text:p>
      <text:p text:style-name="P33">{<text:span text:style-name="T27">scientifique.modalités_transport</text:span>}</text:p>
      <text:p text:style-name="P34"><text:soft-page-break/></text:p>
      <text:p text:style-name="P35">La dérogation est demandée pour la période du <text:span text:style-name="T28">{formatter_date_simple</text:span><text:span text:style-name="T29">(</text:span><text:span text:style-name="T28">date_début_intervention</text:span><text:span text:style-name="T29">)</text:span><text:span text:style-name="T28">}</text:span> au <text:span text:style-name="T28">{formatter_date_simple</text:span><text:span text:style-name="T29">(</text:span><text:span text:style-name="T28">date_fin_intervention</text:span><text:span text:style-name="T29">)</text:span><text:span text:style-name="T28">}</text:span>, pour une durée de <text:span text:style-name="T28">{afficher_nombre</text:span><text:span text:style-name="T30">(</text:span><text:span text:style-name="T28">durée_intervention</text:span><text:span text:style-name="T30">)</text:span><text:span text:style-name="T28">} ans</text:span>.</text:p>
      <text:p text:style-name="P36"/>
      <text:p text:style-name="P36"><text:span text:style-name="T31">Le suivi concerne</text:span> le<text:span text:style-name="T32">s localisation</text:span>s suivant<text:span text:style-name="T32">e</text:span>s : </text:p>
      <text:list text:style-name="L1">
        <text:list-item>
          <text:p text:style-name="P37"><text:span text:style-name="Source_20_Text"><text:span text:style-name="T5">{localisation}</text:span></text:span><text:span text:style-name="T5"> </text:span></text:p>
        </text:list-item>
      </text:list>
      <text:p text:style-name="P36"><text:span text:style-name="T21">et plus particulièrement le périmètre suivant : </text:span><text:span text:style-name="T33">{scientifique.périmètre_intervention}</text:span></text:p>
      <text:p text:style-name="P38"/>
      <text:p text:style-name="P39"><text:span text:style-name="T20">P</text:span>ersonnes amenées à intervenir :</text:p>
      <text:list text:style-name="L2">
        <text:list-item>
          <text:p text:style-name="P40">{#each scientifique.intervenants as personne}</text:p>
        </text:list-item>
        <text:list-item>
          <text:p text:style-name="P40">{personne.nom_complet} – {personne.qualification}</text:p>
        </text:list-item>
        <text:list-item>
          <text:p text:style-name="P40">{/each}</text:p>
        </text:list-item>
      </text:list>
      <text:p text:style-name="P34"/>
      <text:p text:style-name="P41"><text:span text:style-name="T34">{</text:span>scientifique.<text:span text:style-name="T34">précisions_autres_intervenants}</text:span></text:p>
      <text:p text:style-name="P34"/>
      <text:p text:style-name="P34"/>
      <text:p text:style-name="P42">CSRPN :</text:p>
      <text:p text:style-name="P43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44">J’attire votre attention sur le fait qu’au-delà d’un délai de 2 mois à compter de la date de réception du présent courrier, l’avis du CSRPN sera considéré comme favorable tacite </text:p>
      <text:p text:style-name="P9"/>
      <text:p text:style-name="P9"/>
      <text:p text:style-name="P42">OU </text:p>
      <text:p text:style-name="P45"/>
      <text:p text:style-name="P42">CNPN :</text:p>
      <text:p text:style-name="P4">La présente demande de dérogation concernant une espèce appartenant à la liste fixée par l’arrêté ministériel du 9 juillet 1999, un avis du CNPN est requis avant la prise de décision préfectorale.</text:p>
      <text:p text:style-name="P4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5-04-23T11:07:03.927000000</meta:creation-date>
    <dc:date>2025-06-26T10:47:56.544703000</dc:date>
    <meta:editing-duration>PT7H9M9S</meta:editing-duration>
    <meta:editing-cycles>54</meta:editing-cycles>
    <meta:generator>LibreOffice/25.2.4.3$MacOSX_AARCH64 LibreOffice_project/33e196637044ead23f5c3226cde09b47731f7e27</meta:generator>
    <meta:document-statistic meta:table-count="1" meta:image-count="0" meta:object-count="0" meta:page-count="2" meta:paragraph-count="55" meta:word-count="347" meta:character-count="2858" meta:non-whitespace-character-count="2562"/>
  </office:meta>
</office:document-meta>
</file>